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aa34"/>
    </style:style>
    <style:style style:name="P2" style:family="paragraph" style:parent-style-name="Standard">
      <style:text-properties officeooo:rsid="0014aa34" officeooo:paragraph-rsid="0014aa34"/>
    </style:style>
    <style:style style:name="P3" style:family="paragraph" style:parent-style-name="Standard">
      <style:text-properties officeooo:rsid="00155022" officeooo:paragraph-rsid="00155022"/>
    </style:style>
    <style:style style:name="P4" style:family="paragraph" style:parent-style-name="Standard">
      <style:text-properties officeooo:rsid="001b199d" officeooo:paragraph-rsid="001b199d"/>
    </style:style>
    <style:style style:name="P5" style:family="paragraph" style:parent-style-name="Standard" style:list-style-name="L1">
      <style:text-properties officeooo:rsid="001b199d" officeooo:paragraph-rsid="001b199d"/>
    </style:style>
    <style:style style:name="P6" style:family="paragraph" style:parent-style-name="Standard" style:list-style-name="L1">
      <style:text-properties style:font-name="Liberation Serif" officeooo:rsid="001b199d" officeooo:paragraph-rsid="001b199d"/>
    </style:style>
    <style:style style:name="P7" style:family="paragraph" style:parent-style-name="Standard">
      <style:text-properties officeooo:rsid="00155022" officeooo:paragraph-rsid="00155022"/>
    </style:style>
    <style:style style:name="P8" style:family="paragraph" style:parent-style-name="Standard">
      <style:text-properties officeooo:rsid="00155022" officeooo:paragraph-rsid="001c3576"/>
    </style:style>
    <style:style style:name="P9" style:family="paragraph" style:parent-style-name="Standard">
      <style:text-properties officeooo:paragraph-rsid="00155022"/>
    </style:style>
    <style:style style:name="P10" style:family="paragraph" style:parent-style-name="Standard">
      <style:text-properties officeooo:rsid="0014aa34" officeooo:paragraph-rsid="001c3576"/>
    </style:style>
    <style:style style:name="P11" style:family="paragraph" style:parent-style-name="Standard">
      <style:text-properties officeooo:rsid="0014aa34"/>
    </style:style>
    <style:style style:name="P12" style:family="paragraph" style:parent-style-name="Standard">
      <style:text-properties officeooo:rsid="001c3576" officeooo:paragraph-rsid="001c3576"/>
    </style:style>
    <style:style style:name="P13" style:family="paragraph" style:parent-style-name="Standard" style:list-style-name="L1">
      <style:text-properties officeooo:rsid="001c3576" officeooo:paragraph-rsid="001c3576"/>
    </style:style>
    <style:style style:name="P14" style:family="paragraph">
      <style:paragraph-properties fo:text-align="center"/>
    </style:style>
    <style:style style:name="T1" style:family="text">
      <style:text-properties style:font-name="Liberation Serif" officeooo:rsid="001b199d"/>
    </style:style>
    <style:style style:name="T2" style:family="text">
      <style:text-properties officeooo:rsid="001c3576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Long_20_Dash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tations :</text:p>
      <text:list xml:id="list466258814" text:style-name="L1">
        <text:list-item>
          <text:p text:style-name="P13">O point de rotation du bras</text:p>
        </text:list-item>
        <text:list-item>
          <text:p text:style-name="P5">L longueur du grand bras</text:p>
        </text:list-item>
        <text:list-item>
          <text:p text:style-name="P5">l longueur du petit bras</text:p>
        </text:list-item>
        <text:list-item>
          <text:p text:style-name="P6">α angle <text:span text:style-name="T2">du bras principal </text:span>avec la verticale</text:p>
        </text:list-item>
        <text:list-item>
          <text:p text:style-name="P6">β angle entre <text:span text:style-name="T2">le bras principal</text:span> et le petit <text:span text:style-name="T2">bras</text:span>.</text:p>
        </text:list-item>
        <text:list-item>
          <text:p text:style-name="P6">a distance entre axe et verticale</text:p>
        </text:list-item>
        <text:list-item>
          <text:p text:style-name="P5">b distance entre l’interrupteur et la verticale</text:p>
        </text:list-item>
        <text:list-item>
          <text:p text:style-name="P5">c hauteur de l’interrupteur</text:p>
        </text:list-item>
        <text:list-item>
          <text:p text:style-name="P5">h hauteur de la boîte</text:p>
        </text:list-item>
      </text:list>
      <text:p text:style-name="P1"/>
      <text:p text:style-name="P1"><draw:line text:anchor-type="paragraph" draw:z-index="8" draw:name="Ligne horizontale 2" draw:style-name="gr2" draw:text-style-name="P14" svg:x1="7.151cm" svg:y1="7.807cm" svg:x2="10.802cm" svg:y2="0.081cm"><text:p/></draw:line></text:p>
      <text:p text:style-name="P1"/>
      <text:p text:style-name="P1"><draw:line text:anchor-type="paragraph" draw:z-index="9" draw:name="Ligne horizontale 3" draw:style-name="gr1" draw:text-style-name="P14" svg:x1="15.106cm" svg:y1="0.005cm" svg:x2="16.868cm" svg:y2="0.005cm"><text:p/></draw:line></text:p>
      <text:p text:style-name="P1"/>
      <text:p text:style-name="P1"/>
      <text:p text:style-name="P1"><draw:line text:anchor-type="paragraph" draw:z-index="6" draw:name="Ligne 1" draw:style-name="gr1" draw:text-style-name="P14" svg:x1="7.151cm" svg:y1="5.373cm" svg:x2="9.506cm" svg:y2="0.399cm"><text:p/></draw:line><draw:line text:anchor-type="paragraph" draw:z-index="7" draw:name="Ligne horizontale 1" draw:style-name="gr1" draw:text-style-name="P14" svg:x1="7.574cm" svg:y1="0.055cm" svg:x2="9.505cm" svg:y2="0.399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8">Position d<text:span text:style-name="T2">u</text:span> point Q en fonction de l’angle <text:span text:style-name="T1">α</text:span> :</text:p>
      <text:p text:style-name="P10"><draw:frame draw:style-name="fr1" draw:name="Objet4" text:anchor-type="as-char" svg:width="3.173cm" svg:height="1.208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10"/>
      <text:p text:style-name="P12">Position du point P dans le repère centré en Q orienté selon le bras principal</text:p>
      <text:p text:style-name="P10"><draw:frame draw:style-name="fr1" draw:name="Objet5" text:anchor-type="as-char" svg:width="2.568cm" svg:height="1.208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10"/>
      <text:p text:style-name="P12">Position du point P dans le repère normal : </text:p>
      <text:p text:style-name="P12"><draw:frame draw:style-name="fr1" draw:name="Objet6" text:anchor-type="as-char" svg:width="2.568cm" svg:height="1.208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12"/>
      <text:p text:style-name="P3">Position des points Q et P en fonction de l’angle :</text:p>
      <text:p text:style-name="P2"><draw:frame draw:style-name="fr1" draw:name="Objet2" text:anchor-type="as-char" svg:width="7.149cm" svg:height="2.455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nditions pour le bras en appui sur l’interrupteur :</text:p>
      <text:p text:style-name="P3"><draw:frame draw:style-name="fr1" draw:name="Objet1" text:anchor-type="as-char" svg:width="12.578cm" svg:height="1.834cm" draw:z-index="1"><draw:object xlink:href="./Object 1" xlink:type="simple" xlink:show="embed" xlink:actuate="onLoad"/><draw:image xlink:href="./ObjectReplacements/Object 1" xlink:type="simple" xlink:show="embed" xlink:actuate="onLoad"/><svg:desc>formule</svg:desc></draw:frame><text:s/></text:p>
      <text:p text:style-name="P3"/>
      <text:p text:style-name="P4">Conditions pour que le bras soit horizontal lors de l’appui sur l’interrupteur</text:p>
      <text:p text:style-name="P4"><draw:frame draw:style-name="fr1" draw:name="Objet3" text:anchor-type="as-char" svg:width="16.639cm" svg:height="0.531cm" draw:z-index="2"><draw:object xlink:href="./Object 5" xlink:type="simple" xlink:show="embed" xlink:actuate="onLoad"/><draw:image xlink:href="./ObjectReplacements/Object 5" xlink:type="simple" xlink:show="embed" xlink:actuate="onLoad"/><svg:desc>formule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1T13:36:15.288000000</dc:date>
    <meta:editing-duration>PT3H16M34S</meta:editing-duration>
    <meta:editing-cycles>12</meta:editing-cycles>
    <meta:generator>LibreOffice/7.4.5.1$Windows_X86_64 LibreOffice_project/9c0871452b3918c1019dde9bfac75448afc4b57f</meta:generator>
    <meta:document-statistic meta:table-count="0" meta:image-count="0" meta:object-count="6" meta:page-count="2" meta:paragraph-count="22" meta:word-count="142" meta:character-count="710" meta:non-whitespace-character-count="591"/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sub>
                    <mi>Q</mi>
                    <mi>x</mi>
                  </msub>
                  <mo stretchy="false">&gt;</mo>
                  <mn>0</mn>
                </mrow>
              </mtd>
            </mtr>
            <mtr>
              <mtd>
                <mrow>
                  <msub>
                    <mi>P</mi>
                    <mi>x</mi>
                  </msub>
                  <mo stretchy="false">=</mo>
                  <mrow>
                    <mo stretchy="false">−</mo>
                    <mi>b</mi>
                  </mrow>
                </mrow>
              </mtd>
            </mtr>
            <mtr>
              <mtd>
                <mrow>
                  <msub>
                    <mi>P</mi>
                    <mi>y</mi>
                  </msub>
                  <mo stretchy="false">=</mo>
                  <mrow>
                    <mi>h</mi>
                    <mo stretchy="false">+</mo>
                    <mi>c</mi>
                  </mrow>
                </mrow>
              </mtd>
            </mtr>
          </mtable>
        </mrow>
      </mrow>
      <mo stretchy="false">⇔</mo>
      <mrow>
        <mo fence="true" form="prefix" stretchy="true">{</mo>
        <mrow>
          <mtable>
            <mtr>
              <mtd>
                <mrow>
                  <mrow>
                    <msub>
                      <mi>Q</mi>
                      <mi>x</mi>
                    </msub>
                    <mo stretchy="false">=</mo>
                    <mrow>
                      <mrow>
                        <mo stretchy="false">−</mo>
                        <mi>a</mi>
                      </mrow>
                      <mo stretchy="false">+</mo>
                      <mi>L</mi>
                    </mrow>
                  </mrow>
                  <mn>.</mn>
                  <mi>sin</mi>
                  <mrow>
                    <mi>α</mi>
                    <mo stretchy="false">&gt;</mo>
                    <mn>0</mn>
                  </mrow>
                </mrow>
              </mtd>
            </mtr>
            <mtr>
              <mtd>
                <mrow>
                  <mrow>
                    <msub>
                      <mi>P</mi>
                      <mi>x</mi>
                    </msub>
                    <mo stretchy="false">=</mo>
                    <mrow>
                      <mrow>
                        <mo stretchy="false">−</mo>
                        <mi>a</mi>
                      </mrow>
                      <mo stretchy="false">+</mo>
                      <mi>L</mi>
                    </mrow>
                  </mrow>
                  <mn>.</mn>
                  <mi>sin</mi>
                  <mrow>
                    <mi>α</mi>
                    <mo stretchy="false">−</mo>
                    <mi>l</mi>
                  </mrow>
                  <mn>.</mn>
                  <mi>cos</mi>
                  <mrow>
                    <mi>α</mi>
                    <mo stretchy="false">=</mo>
                    <mrow>
                      <mo stretchy="false">−</mo>
                      <mi>b</mi>
                    </mrow>
                  </mrow>
                </mrow>
              </mtd>
            </mtr>
            <mtr>
              <mtd>
                <mrow>
                  <mrow>
                    <msub>
                      <mi>P</mi>
                      <mi>y</mi>
                    </msub>
                    <mo stretchy="false">=</mo>
                    <mi>L</mi>
                  </mrow>
                  <mn>.</mn>
                  <mi>cos</mi>
                  <mrow>
                    <mi>α</mi>
                    <mo stretchy="false">+</mo>
                    <mi>l</mi>
                  </mrow>
                  <mn>.</mn>
                  <mi>sin</mi>
                  <mrow>
                    <mi>α</mi>
                    <mo stretchy="false">=</mo>
                    <mrow>
                      <mi>h</mi>
                      <mo stretchy="false">+</mo>
                      <mi>c</mi>
                    </mrow>
                  </mrow>
                </mrow>
              </mtd>
            </mtr>
          </mtable>
        </mrow>
      </mrow>
      <mo stretchy="false">⇔</mo>
      <mrow>
        <mo fence="true" form="prefix" stretchy="true">{</mo>
        <mrow>
          <mtable>
            <mtr>
              <mtd>
                <mrow>
                  <mi>L</mi>
                  <mn>.</mn>
                  <mi>sin</mi>
                  <mrow>
                    <mi>α</mi>
                    <mo stretchy="false">&gt;</mo>
                    <mi>a</mi>
                  </mrow>
                </mrow>
              </mtd>
            </mtr>
            <mtr>
              <mtd>
                <mrow>
                  <mi>L</mi>
                  <mn>.</mn>
                  <mi>sin</mi>
                  <mrow>
                    <mi>α</mi>
                    <mo stretchy="false">−</mo>
                    <mi>l</mi>
                  </mrow>
                  <mn>.</mn>
                  <mi>cos</mi>
                  <mrow>
                    <mi>α</mi>
                    <mo stretchy="false">=</mo>
                    <mrow>
                      <mi>a</mi>
                      <mo stretchy="false">−</mo>
                      <mi>b</mi>
                    </mrow>
                  </mrow>
                </mrow>
              </mtd>
            </mtr>
            <mtr>
              <mtd>
                <mrow>
                  <mi>L</mi>
                  <mn>.</mn>
                  <mi>cos</mi>
                  <mrow>
                    <mi>α</mi>
                    <mo stretchy="false">+</mo>
                    <mi>l</mi>
                  </mrow>
                  <mn>.</mn>
                  <mi>sin</mi>
                  <mrow>
                    <mi>α</mi>
                    <mo stretchy="false">=</mo>
                    <mrow>
                      <mi>h</mi>
                      <mo stretchy="false">+</mo>
                      <mi>c</mi>
                    </mrow>
                  </mrow>
                </mrow>
              </mtd>
            </mtr>
          </mtable>
        </mrow>
      </mrow>
    </mrow>
    <annotation encoding="StarMath 5.0">left lbrace matrix{
	Q_x &gt; 0 ## 
	P_x = -b ## 
	P_y = h+c
} right none 
dlrarrow 
left lbrace matrix{
	Q_x = -a + L.sin %alpha &gt; 0 ## 
	P_x = -a + L.sin %alpha - l.cos %alpha = -b ##	
	P_y = L.cos %alpha + l. sin %alpha = h+c
} right none
dlrarrow 
left lbrace matrix{
	L.sin %alpha &gt; a ##
	L.sin %alpha - l.cos %alpha = a-b ##
	L.cos %alpha + l.sin %alpha = h+c
} right none 
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Q</mi>
                    <mi>x</mi>
                  </msub>
                  <mo stretchy="false">=</mo>
                  <mrow>
                    <mrow>
                      <mo stretchy="false">−</mo>
                      <mi>a</mi>
                    </mrow>
                    <mo stretchy="false">+</mo>
                    <mi>L</mi>
                  </mrow>
                </mrow>
                <mn>.</mn>
                <mi>sin</mi>
                <mi>α</mi>
              </mrow>
            </mtd>
          </mtr>
          <mtr>
            <mtd>
              <mrow>
                <mrow>
                  <msub>
                    <mi>Q</mi>
                    <mi>y</mi>
                  </msub>
                  <mo stretchy="false">=</mo>
                  <mi>L</mi>
                </mrow>
                <mn>.</mn>
                <mi>cos</mi>
                <mi>α</mi>
              </mrow>
            </mtd>
          </mtr>
          <mtr>
            <mtd>
              <mrow>
                <mrow>
                  <msub>
                    <mi>P</mi>
                    <mi>x</mi>
                  </msub>
                  <mo stretchy="false">=</mo>
                  <mrow>
                    <msub>
                      <mi>Q</mi>
                      <mi>x</mi>
                    </msub>
                    <mo stretchy="false">−</mo>
                    <mi>l</mi>
                  </mrow>
                </mrow>
                <mn>.</mn>
                <mi>cos</mi>
                <mrow>
                  <mi>α</mi>
                  <mo stretchy="false">=</mo>
                  <mrow>
                    <mrow>
                      <mo stretchy="false">−</mo>
                      <mi>a</mi>
                    </mrow>
                    <mo stretchy="false">+</mo>
                    <mi>L</mi>
                  </mrow>
                </mrow>
                <mn>.</mn>
                <mi>sin</mi>
                <mrow>
                  <mi>α</mi>
                  <mo stretchy="false">−</mo>
                  <mi>l</mi>
                </mrow>
                <mn>.</mn>
                <mi>cos</mi>
                <mi>α</mi>
              </mrow>
            </mtd>
          </mtr>
          <mtr>
            <mtd>
              <mrow>
                <mrow>
                  <msub>
                    <mi>P</mi>
                    <mi>y</mi>
                  </msub>
                  <mo stretchy="false">=</mo>
                  <mrow>
                    <msub>
                      <mi>Q</mi>
                      <mi>y</mi>
                    </msub>
                    <mo stretchy="false">+</mo>
                    <mi>l</mi>
                  </mrow>
                </mrow>
                <mn>.</mn>
                <mi>sin</mi>
                <mrow>
                  <mi>α</mi>
                  <mo stretchy="false">=</mo>
                  <mi>L</mi>
                </mrow>
                <mn>.</mn>
                <mi>cos</mi>
                <mrow>
                  <mi>α</mi>
                  <mo stretchy="false">+</mo>
                  <mi>l</mi>
                </mrow>
                <mn>.</mn>
                <mi>sin</mi>
                <mi>α</mi>
              </mrow>
            </mtd>
          </mtr>
        </mtable>
      </mrow>
    </mrow>
    <annotation encoding="StarMath 5.0">left lbrace matrix{
	Q_x = -a + L.sin %alpha  ## 
	Q_y = L.cos %alpha ## 
	P_x = Q_x - l.cos %alpha = -a + L.sin %alpha -l.cos%alpha  ## 
	P_y = Q_y + l.sin %alpha = L.cos %alpha + l.sin %alpha 
} right none 
</annotation>
  </semantics>
</math>
</file>

<file path=Object 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Q</mi>
                    <mi>x</mi>
                  </msub>
                  <mo stretchy="false">=</mo>
                  <mrow>
                    <mrow>
                      <mo stretchy="false">−</mo>
                      <mi>a</mi>
                    </mrow>
                    <mo stretchy="false">+</mo>
                    <mi>L</mi>
                  </mrow>
                </mrow>
                <mn>.</mn>
                <mi>sin</mi>
                <mi>α</mi>
              </mrow>
            </mtd>
          </mtr>
          <mtr>
            <mtd>
              <mrow>
                <mrow>
                  <msub>
                    <mi>Q</mi>
                    <mi>y</mi>
                  </msub>
                  <mo stretchy="false">=</mo>
                  <mi>L</mi>
                </mrow>
                <mn>.</mn>
                <mi>cos</mi>
                <mi>α</mi>
              </mrow>
            </mtd>
          </mtr>
        </mtable>
      </mrow>
    </mrow>
    <annotation encoding="StarMath 5.0">left lbrace matrix{
	Q_x = -a + L.sin %alpha  ## 
	Q_y = L.cos %alpha
} right none 
</annotation>
  </semantics>
</math>
</file>

<file path=Object 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P</mi>
                    <mi>x</mi>
                  </msub>
                  <mo stretchy="false">=</mo>
                  <mrow>
                    <mo stretchy="false">−</mo>
                    <mi>l</mi>
                  </mrow>
                </mrow>
                <mn>.</mn>
                <mi>cos</mi>
                <mi>β</mi>
              </mrow>
            </mtd>
          </mtr>
          <mtr>
            <mtd>
              <mrow>
                <mrow>
                  <msub>
                    <mi>P</mi>
                    <mi>y</mi>
                  </msub>
                  <mo stretchy="false">=</mo>
                  <mi>l</mi>
                </mrow>
                <mn>.</mn>
                <mi>sin</mi>
                <mi>β</mi>
              </mrow>
            </mtd>
          </mtr>
        </mtable>
      </mrow>
    </mrow>
    <annotation encoding="StarMath 5.0">left lbrace matrix{
	P_x = -l.cos %beta  ## 
	P_y = l.sin %beta
} right none 
</annotation>
  </semantics>
</math>
</file>

<file path=Object 5/content.xml><?xml version="1.0" encoding="utf-8"?>
<math xmlns="http://www.w3.org/1998/Math/MathML" display="block">
  <semantics>
    <mrow>
      <mrow>
        <mrow>
          <msub>
            <mi>P</mi>
            <mi>y</mi>
          </msub>
          <mo stretchy="false">=</mo>
          <msub>
            <mi>Q</mi>
            <mi>y</mi>
          </msub>
        </mrow>
        <mo stretchy="false">⇔</mo>
        <mrow>
          <msub>
            <mi>Q</mi>
            <mi>x</mi>
          </msub>
          <mo stretchy="false">=</mo>
          <mrow>
            <mrow>
              <mo stretchy="false">−</mo>
              <mi>a</mi>
            </mrow>
            <mo stretchy="false">+</mo>
            <mi>L</mi>
          </mrow>
        </mrow>
        <mn>.</mn>
        <mi>sin</mi>
        <mrow>
          <mi>α</mi>
          <mo stretchy="false">&gt;</mo>
          <mn>0</mn>
        </mrow>
      </mrow>
      <mrow>
        <mrow/>
        <mrow>
          <msub>
            <mi>P</mi>
            <mi>x</mi>
          </msub>
          <mo stretchy="false">=</mo>
          <mrow>
            <mrow>
              <mo stretchy="false">−</mo>
              <mi>a</mi>
            </mrow>
            <mo stretchy="false">+</mo>
            <mi>L</mi>
          </mrow>
        </mrow>
        <mn>.</mn>
        <mi>sin</mi>
        <mrow>
          <mi>α</mi>
          <mo stretchy="false">−</mo>
          <mi>l</mi>
        </mrow>
        <mn>.</mn>
        <mi>cos</mi>
        <mrow>
          <mi>α</mi>
          <mo stretchy="false">=</mo>
          <mrow>
            <mo stretchy="false">−</mo>
            <mi>b</mi>
          </mrow>
        </mrow>
      </mrow>
      <mrow>
        <mrow/>
        <mrow>
          <msub>
            <mi>P</mi>
            <mi>y</mi>
          </msub>
          <mo stretchy="false">=</mo>
          <mi>L</mi>
        </mrow>
        <mn>.</mn>
        <mi>cos</mi>
        <mrow>
          <mi>α</mi>
          <mo stretchy="false">+</mo>
          <mi>l</mi>
        </mrow>
        <mn>.</mn>
        <mi>sin</mi>
        <mrow>
          <mi>α</mi>
          <mo stretchy="false">=</mo>
          <mrow>
            <mi>h</mi>
            <mo stretchy="false">+</mo>
            <mi>c</mi>
          </mrow>
        </mrow>
      </mrow>
      <mrow/>
      <mrow/>
      <mrow/>
    </mrow>
    <annotation encoding="StarMath 5.0">P_y = Q_y 
dlrarrow 

	Q_x = -a + L.sin %alpha &gt; 0 ## 
	P_x = -a + L.sin %alpha - l.cos %alpha = -b ##	
	P_y = L.cos %alpha + l. sin %alpha = h+c
} right none
dlrarrow 
left lbrace matrix{
	L.sin %alpha &gt; a ##
	L.sin %alpha - l.cos %alpha = a-b ##
	L.cos %alpha + l.sin %alpha = h+c
} right none 
</annotation>
  </semantics>
</math>
</file>

<file path=Object 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P</mi>
                    <mi>x</mi>
                  </msub>
                  <mo stretchy="false">=</mo>
                  <mrow>
                    <mo stretchy="false">−</mo>
                    <mi>l</mi>
                  </mrow>
                </mrow>
                <mn>.</mn>
                <mi>cos</mi>
                <mi>β</mi>
              </mrow>
            </mtd>
          </mtr>
          <mtr>
            <mtd>
              <mrow>
                <mrow>
                  <msub>
                    <mi>P</mi>
                    <mi>y</mi>
                  </msub>
                  <mo stretchy="false">=</mo>
                  <mi>l</mi>
                </mrow>
                <mn>.</mn>
                <mi>sin</mi>
                <mi>β</mi>
              </mrow>
            </mtd>
          </mtr>
        </mtable>
      </mrow>
    </mrow>
    <annotation encoding="StarMath 5.0">left lbrace matrix{
	P_x = -l.cos %beta  ## 
	P_y = l.sin %beta
} right none 
</annotation>
  </semantics>
</math>
</file>